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Calibri1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style:font-name="Calibri1" fo:font-size="11pt" fo:font-style="normal" fo:font-weight="normal" officeooo:rsid="001d767f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4pt" fo:language="fr" fo:country="FR" fo:font-weight="bold" officeooo:rsid="02f7e631" officeooo:paragraph-rsid="02f7e6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11cdc5e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ec1cc9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font-style="normal" fo:font-weight="normal" officeooo:rsid="001d767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Heading_20_1">
      <style:text-properties fo:color="#c9211e" fo:language="fr" fo:country="FR" officeooo:rsid="02fdcf66" officeooo:paragraph-rsid="02fdcf66"/>
    </style:style>
    <style:style style:name="P23" style:family="paragraph" style:parent-style-name="Heading_20_1">
      <style:paragraph-properties fo:break-before="page"/>
      <style:text-properties fo:color="#c9211e" fo:language="fr" fo:country="FR" officeooo:rsid="02fdcf66" officeooo:paragraph-rsid="02fdcf66"/>
    </style:style>
    <style:style style:name="P2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italic" officeooo:rsid="02e6472b" officeooo:paragraph-rsid="02e6472b" style:font-size-asian="16.1000003814697pt" style:font-style-asian="italic" style:font-size-complex="16.1000003814697pt" style:font-style-complex="italic"/>
    </style:style>
    <style:style style:name="P25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ff2d45" officeooo:paragraph-rsid="02ff2d45" style:font-size-asian="16.1000003814697pt" style:font-size-complex="16.1000003814697pt"/>
    </style:style>
    <style:style style:name="P26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d74eb" officeooo:paragraph-rsid="030d74eb" style:font-size-asian="16.1000003814697pt" style:font-style-asian="normal" style:font-size-complex="16.1000003814697pt" style:font-style-complex="normal"/>
    </style:style>
    <style:style style:name="P27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1" fo:font-size="12pt" fo:font-style="normal" fo:font-weight="bold" officeooo:rsid="02ff2d45" officeooo:paragraph-rsid="0302b49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1" fo:font-size="12pt" fo:font-style="normal" fo:font-weight="bold" officeooo:rsid="02ff2d45" officeooo:paragraph-rsid="02ff2d45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1" fo:font-size="11pt" fo:language="fr" fo:country="FR" fo:font-style="normal" fo:font-weight="normal" officeooo:rsid="0282e432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officeooo:paragraph-rsid="030c0011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1" fo:font-size="11pt" fo:language="fr" fo:country="FR" fo:font-style="normal" fo:font-weight="normal" officeooo:rsid="030c0011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officeooo:rsid="02f7e631"/>
    </style:style>
    <style:style style:name="T3" style:family="text">
      <style:text-properties officeooo:rsid="02f8ff27"/>
    </style:style>
    <style:style style:name="T4" style:family="text">
      <style:text-properties style:font-name="Calibri" fo:font-size="11pt" fo:language="fr" fo:country="FR" fo:font-style="normal" fo:font-weight="normal" officeooo:rsid="030176ec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officeooo:rsid="03018891"/>
    </style:style>
    <style:style style:name="T6" style:family="text">
      <style:text-properties officeooo:rsid="03070c52"/>
    </style:style>
    <style:style style:name="T7" style:family="text">
      <style:text-properties officeooo:rsid="030bf22a"/>
    </style:style>
    <style:style style:name="T8" style:family="text">
      <style:text-properties officeooo:rsid="02c81031"/>
    </style:style>
    <style:style style:name="T9" style:family="text">
      <style:text-properties officeooo:rsid="030d74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Programmation Système Avancée</text:p>
      <text:p text:style-name="P5">Questions et remarques</text:p>
      <text:p text:style-name="P2"/>
      <text:p text:style-name="P2"/>
      <text:p text:style-name="P6">&lt;&gt;</text:p>
      <text:p text:style-name="P8"/>
      <text:p text:style-name="P2"/>
      <text:p text:style-name="P2"/>
      <text:h text:style-name="P22" text:outline-level="1"><text:bookmark-start text:name="__RefHeading___Toc84499_2965003459"/>FONCTIONS<text:bookmark-end text:name="__RefHeading___Toc84499_2965003459"/></text:h>
      <text:p text:style-name="P13"/>
      <text:h text:style-name="P26" text:outline-level="2"><text:bookmark-start text:name="__RefHeading___Toc84511_296500345921"/>Règles<text:bookmark-end text:name="__RefHeading___Toc84511_296500345921"/></text:h>
      <text:p text:style-name="P7">Se mettre d’accord sur la sémantique des noms <text:span text:style-name="T5">(fichiers, fonctions, variables…)</text:span> :</text:p>
      <text:list xml:id="list4028582348" text:style-name="L1">
        <text:list-item>
          <text:p text:style-name="P35">anglais</text:p>
        </text:list-item>
        <text:list-item>
          <text:p text:style-name="P35">tout en minuscule</text:p>
        </text:list-item>
        <text:list-item>
          <text:p text:style-name="P35">utilise seulement des underscores _</text:p>
        </text:list-item>
      </text:list>
      <text:p text:style-name="P7"/>
      <text:p text:style-name="P7">Git :</text:p>
      <text:list xml:id="list686101948" text:style-name="L2">
        <text:list-item>
          <text:p text:style-name="P36">travaille sur une branche</text:p>
        </text:list-item>
        <text:list-item>
          <text:p text:style-name="P36">commit contiennent les mots clé (<text:span text:style-name="T7">Fonctionnalite, Amelioration, Bug fix, Documentation</text:span>) + courte description en anglais</text:p>
        </text:list-item>
        <text:list-item>
          <text:p text:style-name="P38">pas d’accents et <text:span text:style-name="T9">de caractères spéciaux</text:span></text:p>
        </text:list-item>
      </text:list>
      <text:p text:style-name="P7"/>
      <text:p text:style-name="P9">Autre :</text:p>
      <text:list xml:id="list114142567868172" text:continue-numbering="true" text:style-name="L2">
        <text:list-item>
          <text:p text:style-name="P37">commentaire réguliers (mais pas comme Lenny) et en <text:span text:style-name="T7">français</text:span></text:p>
        </text:list-item>
        <text:list-item>
          <text:p text:style-name="P39">pas d’accents et <text:span text:style-name="T9">de caractères spéciaux</text:span></text:p>
        </text:list-item>
      </text:list>
      <text:p text:style-name="P9"/>
      <text:p text:style-name="P9"/>
      <text:p text:style-name="P9"><text:span text:style-name="T6">Les </text:span>fonctions demandées doivent être regroupées dans un fichier m_file.c accompagné de m_file.h (#include "m_file.h" doit suffire pour compiler).</text:p>
      <text:p text:style-name="P9"/>
      <text:p text:style-name="P9">Les programmes de test doivent être dans des fichiers séparés.</text:p>
      <text:p text:style-name="P30"/>
      <text:p text:style-name="P31"/>
      <text:p text:style-name="P29"/>
      <text:h text:style-name="P26" text:outline-level="2"><text:bookmark-start text:name="__RefHeading___Toc84511_29650034593111"/>Répartition des taches<text:bookmark-end text:name="__RefHeading___Toc84511_29650034593111"/></text:h>
      <text:p text:style-name="P32">Hugo</text:p>
      <text:list xml:id="list2585576432" text:style-name="L3">
        <text:list-item>
          <text:p text:style-name="P34"><text:span text:style-name="T1">m_connexion</text:span></text:p>
        </text:list-item>
      </text:list>
      <text:p text:style-name="P31"/>
      <text:p text:style-name="P32">Clément :</text:p>
      <text:list xml:id="list701526164" text:style-name="L4">
        <text:list-item>
          <text:p text:style-name="P33">m_envoie</text:p>
        </text:list-item>
        <text:list-item>
          <text:p text:style-name="P33">m_reception</text:p>
        </text:list-item>
      </text:list>
      <text:p text:style-name="P18"><text:soft-page-break/></text:p>
      <text:p text:style-name="P18"/>
      <text:p text:style-name="P13"/>
      <text:h text:style-name="P26" text:outline-level="2"><text:bookmark-start text:name="__RefHeading___Toc84511_2965003459311"/>Implémentation<text:bookmark-end text:name="__RefHeading___Toc84511_2965003459311"/></text:h>
      <text:p text:style-name="P15"/>
      <text:p text:style-name="P15"/>
      <text:p text:style-name="P32">MESSAGE</text:p>
      <text:p text:style-name="P32">struct MESSAGE{ typedef enum{ RDWR, <text:s/>RDONLY, WRONLY} flag; void* memory}</text:p>
      <text:p text:style-name="P12"/>
      <text:h text:style-name="P23" text:outline-level="1"><text:bookmark-start text:name="__RefHeading___Toc84505_2965003459"/>STRUCTURES<text:bookmark-end text:name="__RefHeading___Toc84505_2965003459"/></text:h>
      <text:h text:style-name="P24" text:outline-level="2"><text:bookmark-start text:name="__RefHeading___Toc84507_2965003459"/>struct mon_message<text:bookmark-end text:name="__RefHeading___Toc84507_2965003459"/></text:h>
      <text:p text:style-name="P16"/>
      <text:p text:style-name="P19"/>
      <text:p text:style-name="P17"/>
      <text:h text:style-name="P25" text:outline-level="2"><text:bookmark-start text:name="__RefHeading___Toc84511_296500345931"/>File de message<text:bookmark-end text:name="__RefHeading___Toc84511_296500345931"/></text:h>
      <text:p text:style-name="P21"/>
      <text:h text:style-name="P27" text:outline-level="3">En-tête</text:h>
      <text:p text:style-name="P10"/>
      <text:p text:style-name="P4"/>
      <text:h text:style-name="P28" text:outline-level="3">Tableau de messages</text:h>
      <text:p text:style-name="P4"/>
      <text:p text:style-name="P4"/>
      <text:p text:style-name="P4"/>
      <text:p text:style-name="P3"/>
      <text:p text:style-name="P14"/>
      <text:p text:style-name="P14"/>
      <text:p text:style-name="P1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3</text:page-number>/...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4-01T11:41:40.913000000</dc:date>
    <meta:editing-duration>P8DT1H19M41S</meta:editing-duration>
    <meta:editing-cycles>539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0" meta:object-count="0" meta:page-count="3" meta:paragraph-count="33" meta:word-count="156" meta:character-count="978" meta:non-whitespace-character-count="872"/>
  </office:meta>
</office:document-meta>
</file>